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L2">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list-style-name="L3">
      <style:paragraph-properties fo:line-height="150%" fo:text-align="start" style:justify-single-word="false"/>
    </style:style>
    <style:style style:name="P5" style:family="paragraph" style:parent-style-name="Standard" style:list-style-name="L5">
      <style:paragraph-properties fo:line-height="150%" fo:text-align="start" style:justify-single-word="false"/>
      <style:text-properties style:font-name="Arial"/>
    </style:style>
    <style:style style:name="P6" style:family="paragraph" style:parent-style-name="Standard">
      <style:paragraph-properties fo:line-height="150%"/>
      <style:text-properties style:font-name="Arial"/>
    </style:style>
    <style:style style:name="P7"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8" style:family="paragraph" style:parent-style-name="Standard">
      <style:paragraph-properties fo:line-height="150%" fo:text-align="center" style:justify-single-word="false"/>
      <style:text-properties fo:font-style="italic" style:font-style-asian="italic" style:font-style-complex="italic"/>
    </style:style>
    <style:style style:name="T1" style:family="text">
      <style:text-properties style:font-name="Arial"/>
    </style:style>
    <style:style style:name="T2" style:family="text">
      <style:text-properties style:font-name="Arial" fo:font-style="normal" style:font-style-asian="normal" style:font-style-complex="normal"/>
    </style:style>
    <style:style style:name="T3" style:family="text">
      <style:text-properties fo:font-style="normal"/>
    </style:style>
    <style:style style:name="T4" style:family="text">
      <style:text-properties style:font-style-asian="normal"/>
    </style:style>
    <style:style style:name="T5" style:family="text">
      <style:text-properties style:font-style-complex="normal"/>
    </style:style>
    <style:style style:name="T6"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4 Konzeption einer Bibliothek auf Basis der bisher erlangten Erkenntnisse aus der Analyse des Prototyps in 2.3.</text:p>
      <text:p text:style-name="P6"/>
      <text:p text:style-name="P1"><text:span text:style-name="T1">Das im folgenden vorzustellende Konzept definiert den Rahmen für eine Andorid Gesten-Bibliothek entsprechend der Erkenntnisse aus der Analyse des Prototyps in Kapitel 2.3. Dabei werden folgende Punkte fest definiert:</text:span></text:p>
      <text:list xml:id="list31192833" text:style-name="L2">
        <text:list-item>
          <text:p text:style-name="P2"><text:span text:style-name="T1">Abhängigkeiten und Bauen des Sourcecode</text:span></text:p>
        </text:list-item>
        <text:list-item>
          <text:p text:style-name="P2"><text:span text:style-name="T1">Versionskontrolle und Konvention</text:span></text:p>
        </text:list-item>
        <text:list-item>
          <text:p text:style-name="P2"><text:span text:style-name="T1">Architekturvorgaben</text:span></text:p>
        </text:list-item>
        <text:list-item>
          <text:p text:style-name="P2"><text:span text:style-name="T1">Empfehlung an das Schnittstellendesign</text:span></text:p>
        </text:list-item>
      </text:list>
      <text:p text:style-name="P1"><text:span text:style-name="T1"/></text:p>
      <text:p text:style-name="P1"><text:span text:style-name="T1">2.4.1 Abhängigkeiten und Bauen des Sourcecode</text:span></text:p>
      <text:p text:style-name="P1"><text:span text:style-name="T1">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span></text:p>
      <text:p text:style-name="P1"><text:span text:style-name="T1"/></text:p>
      <text:p text:style-name="P1"><text:span text:style-name="T1">2.4.2 Versionskontrolle und Konvention</text:span></text:p>
      <text:p text:style-name="P1"><text:span text:style-name="T1">In diesem Punkt wird eine Konvention über das Format und die Semantik der Versionsnummer getroffen. Hierzu gilt folgende Formatdefinition:</text:span></text:p>
      <text:p text:style-name="P8"><text:span text:style-name="T1">a.b.c.d</text:span></text:p>
      <text:p text:style-name="P8"><text:span text:style-name="T1">dabei ist die erste Release Version:</text:span></text:p>
      <text:p text:style-name="P8"><text:span text:style-name="T1">1.0.0.0</text:span></text:p>
      <text:p text:style-name="P8"><text:span text:style-name="T1">Stände zwischen Releases werden mit einer Snapshoat Version zusätzlich gekennzeichnet:</text:span></text:p>
      <text:p text:style-name="P8"><text:soft-page-break/><text:span text:style-name="T1">1.0.0.0_Snapshoat_1 </text:span></text:p>
      <text:list xml:id="list31608659" text:style-name="L3">
        <text:list-item>
          <text:p text:style-name="P4"><text:span text:style-name="T2">Die Stelle d steht dabei für einfache Bugfixes</text:span></text:p>
        </text:list-item>
        <text:list-item>
          <text:p text:style-name="P4"><text:span text:style-name="T2">Die Stelle c steht für neue Funktionalitäten der bereits vorhandenen Bausteinen innerhalb der Bibliothek.</text:span></text:p>
        </text:list-item>
        <text:list-item>
          <text:p text:style-name="P4"><text:span text:style-name="T2">Die Stelle b steht für strukturelle Änderungen in der Schnittstelle oder Architektur</text:span></text:p>
        </text:list-item>
        <text:list-item>
          <text:p text:style-name="P4"><text:span text:style-name="T2">Die Stelle a steht für die Integration neuer unabhängiger Bausteine in die Bibliothek und die Verfügbarmachung nach außen.</text:span></text:p>
        </text:list-item>
      </text:list>
      <text:p text:style-name="P3"><text:span text:style-name="T2"/></text:p>
      <text:p text:style-name="P3"><text:span text:style-name="T2">2.4.3 Architekturvorgaben</text:span></text:p>
      <text:p text:style-name="P7">Nach den bisherigen Erkenntnissen aus der Analyse des Prototyps ist es sinnvoll Funktionalitäten der Bibliothek als eine Sammlung von Bausteinen anzubieten, die je nach Bedarf für die Entwicklung von Android Applikationen verwendet werden können. Dabei ist die Frage wie sich die jeweiligen Bausteine zusammensetzen bzw. wie Funktionalität sinnvoll gruppiert werden kann. Dabei besteht der Anspruch (gemäß Anforderungen in Kapitel 2.1), dass in Applikationen möglichst nur Funktionalitäten eingebunden werden, die auch wirklich benötigt werden. Hierzu werden Funktiona<text:span text:style-name="T1">litäten wie in folgendem Beispiel gruppiert:</text:span></text:p>
      <text:list xml:id="list33313350" text:style-name="L5">
        <text:list-item>
          <text:p text:style-name="P5">Funktionalität zur Gestenerkennung</text:p>
          <text:list>
            <text:list-item>
              <text:p text:style-name="P5">Pinch Open</text:p>
            </text:list-item>
            <text:list-item>
              <text:p text:style-name="P5">Pinch Close</text:p>
            </text:list-item>
            <text:list-item>
              <text:p text:style-name="P5">andere Gesten...</text:p>
            </text:list-item>
          </text:list>
        </text:list-item>
        <text:list-item>
          <text:p text:style-name="P5">Funktionalität zu weiter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12T09:38:04.14</meta:creation-date>
    <meta:generator>OpenOffice.org/3.3$Win32 OpenOffice.org_project/330m20$Build-9567</meta:generator>
    <dc:date>2014-10-12T13:20:04.34</dc:date>
    <meta:editing-duration>PT3H41M59S</meta:editing-duration>
    <meta:editing-cycles>3</meta:editing-cycles>
    <meta:document-statistic meta:table-count="0" meta:image-count="0" meta:object-count="0" meta:page-count="2" meta:paragraph-count="26" meta:word-count="371" meta:character-count="2671"/>
  </office:meta>
</office:document-meta>
</file>